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/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8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Result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ollision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80.2307614867876" calcext:value-type="float">
            <text:p>80.2307614867876</text:p>
          </table:table-cell>
          <table:table-cell office:value-type="float" office:value="1" calcext:value-type="float">
            <text:p>1</text:p>
          </table:table-cell>
          <table:table-cell table:formula="of:=&quot;(&quot;&amp;[.A2]&amp;&quot;,&quot;&amp;[.E2]&amp;&quot;)&quot;" office:value-type="string" office:string-value="(10,80.2307614867876)" calcext:value-type="string">
            <text:p>(10,80.2307614867876)</text:p>
          </table:table-cell>
          <table:table-cell table:formula="of:=&quot;(&quot;&amp;[.A2]&amp;&quot;,&quot;&amp;[.F2]&amp;&quot;)&quot;" office:value-type="string" office:string-value="(10,1)" calcext:value-type="string">
            <text:p>(10,1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2.4855115050347" calcext:value-type="float">
            <text:p>12.4855115050347</text:p>
          </table:table-cell>
          <table:table-cell office:value-type="float" office:value="6" calcext:value-type="float">
            <text:p>6</text:p>
          </table:table-cell>
          <table:table-cell table:formula="of:=&quot;(&quot;&amp;[.A3]&amp;&quot;,&quot;&amp;[.E3]&amp;&quot;)&quot;" office:value-type="string" office:string-value="(20,12.4855115050347)" calcext:value-type="string">
            <text:p>(20,12.4855115050347)</text:p>
          </table:table-cell>
          <table:table-cell table:formula="of:=&quot;(&quot;&amp;[.A3]&amp;&quot;,&quot;&amp;[.F3]&amp;&quot;)&quot;" office:value-type="string" office:string-value="(20,6)" calcext:value-type="string">
            <text:p>(20,6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3.3271684335507" calcext:value-type="float">
            <text:p>13.3271684335507</text:p>
          </table:table-cell>
          <table:table-cell office:value-type="float" office:value="5" calcext:value-type="float">
            <text:p>5</text:p>
          </table:table-cell>
          <table:table-cell table:formula="of:=&quot;(&quot;&amp;[.A4]&amp;&quot;,&quot;&amp;[.E4]&amp;&quot;)&quot;" office:value-type="string" office:string-value="(30,13.3271684335507)" calcext:value-type="string">
            <text:p>(30,13.3271684335507)</text:p>
          </table:table-cell>
          <table:table-cell table:formula="of:=&quot;(&quot;&amp;[.A4]&amp;&quot;,&quot;&amp;[.F4]&amp;&quot;)&quot;" office:value-type="string" office:string-value="(30,5)" calcext:value-type="string">
            <text:p>(30,5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5.3187389301808" calcext:value-type="float">
            <text:p>15.3187389301808</text:p>
          </table:table-cell>
          <table:table-cell office:value-type="float" office:value="5" calcext:value-type="float">
            <text:p>5</text:p>
          </table:table-cell>
          <table:table-cell table:formula="of:=&quot;(&quot;&amp;[.A5]&amp;&quot;,&quot;&amp;[.E5]&amp;&quot;)&quot;" office:value-type="string" office:string-value="(40,15.3187389301808)" calcext:value-type="string">
            <text:p>(40,15.3187389301808)</text:p>
          </table:table-cell>
          <table:table-cell table:formula="of:=&quot;(&quot;&amp;[.A5]&amp;&quot;,&quot;&amp;[.F5]&amp;&quot;)&quot;" office:value-type="string" office:string-value="(40,5)" calcext:value-type="string">
            <text:p>(40,5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.17939606961693" calcext:value-type="float">
            <text:p>5.17939606961693</text:p>
          </table:table-cell>
          <table:table-cell office:value-type="float" office:value="11" calcext:value-type="float">
            <text:p>11</text:p>
          </table:table-cell>
          <table:table-cell table:formula="of:=&quot;(&quot;&amp;[.A6]&amp;&quot;,&quot;&amp;[.E6]&amp;&quot;)&quot;" office:value-type="string" office:string-value="(50,5.17939606961693)" calcext:value-type="string">
            <text:p>(50,5.17939606961693)</text:p>
          </table:table-cell>
          <table:table-cell table:formula="of:=&quot;(&quot;&amp;[.A6]&amp;&quot;,&quot;&amp;[.F6]&amp;&quot;)&quot;" office:value-type="string" office:string-value="(50,11)" calcext:value-type="string">
            <text:p>(50,11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77245146911994" calcext:value-type="float">
            <text:p>4.77245146911994</text:p>
          </table:table-cell>
          <table:table-cell office:value-type="float" office:value="6" calcext:value-type="float">
            <text:p>6</text:p>
          </table:table-cell>
          <table:table-cell table:formula="of:=&quot;(&quot;&amp;[.A7]&amp;&quot;,&quot;&amp;[.E7]&amp;&quot;)&quot;" office:value-type="string" office:string-value="(60,4.77245146911994)" calcext:value-type="string">
            <text:p>(60,4.77245146911994)</text:p>
          </table:table-cell>
          <table:table-cell table:formula="of:=&quot;(&quot;&amp;[.A7]&amp;&quot;,&quot;&amp;[.F7]&amp;&quot;)&quot;" office:value-type="string" office:string-value="(60,6)" calcext:value-type="string">
            <text:p>(60,6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8.46422829646755" calcext:value-type="float">
            <text:p>8.46422829646755</text:p>
          </table:table-cell>
          <table:table-cell office:value-type="float" office:value="10" calcext:value-type="float">
            <text:p>10</text:p>
          </table:table-cell>
          <table:table-cell table:formula="of:=&quot;(&quot;&amp;[.A8]&amp;&quot;,&quot;&amp;[.E8]&amp;&quot;)&quot;" office:value-type="string" office:string-value="(70,8.46422829646755)" calcext:value-type="string">
            <text:p>(70,8.46422829646755)</text:p>
          </table:table-cell>
          <table:table-cell table:formula="of:=&quot;(&quot;&amp;[.A8]&amp;&quot;,&quot;&amp;[.F8]&amp;&quot;)&quot;" office:value-type="string" office:string-value="(70,10)" calcext:value-type="string">
            <text:p>(70,10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82567600345608" calcext:value-type="float">
            <text:p>4.82567600345608</text:p>
          </table:table-cell>
          <table:table-cell office:value-type="float" office:value="13" calcext:value-type="float">
            <text:p>13</text:p>
          </table:table-cell>
          <table:table-cell table:formula="of:=&quot;(&quot;&amp;[.A9]&amp;&quot;,&quot;&amp;[.E9]&amp;&quot;)&quot;" office:value-type="string" office:string-value="(80,4.82567600345608)" calcext:value-type="string">
            <text:p>(80,4.82567600345608)</text:p>
          </table:table-cell>
          <table:table-cell table:formula="of:=&quot;(&quot;&amp;[.A9]&amp;&quot;,&quot;&amp;[.F9]&amp;&quot;)&quot;" office:value-type="string" office:string-value="(80,13)" calcext:value-type="string">
            <text:p>(80,13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62268538953038" calcext:value-type="float">
            <text:p>2.62268538953038</text:p>
          </table:table-cell>
          <table:table-cell office:value-type="float" office:value="24" calcext:value-type="float">
            <text:p>24</text:p>
          </table:table-cell>
          <table:table-cell table:formula="of:=&quot;(&quot;&amp;[.A10]&amp;&quot;,&quot;&amp;[.E10]&amp;&quot;)&quot;" office:value-type="string" office:string-value="(90,2.62268538953038)" calcext:value-type="string">
            <text:p>(90,2.62268538953038)</text:p>
          </table:table-cell>
          <table:table-cell table:formula="of:=&quot;(&quot;&amp;[.A10]&amp;&quot;,&quot;&amp;[.F10]&amp;&quot;)&quot;" office:value-type="string" office:string-value="(90,24)" calcext:value-type="string">
            <text:p>(90,24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94642267143884" calcext:value-type="float">
            <text:p>2.94642267143884</text:p>
          </table:table-cell>
          <table:table-cell office:value-type="float" office:value="16" calcext:value-type="float">
            <text:p>16</text:p>
          </table:table-cell>
          <table:table-cell table:formula="of:=&quot;(&quot;&amp;[.A11]&amp;&quot;,&quot;&amp;[.E11]&amp;&quot;)&quot;" office:value-type="string" office:string-value="(100,2.94642267143884)" calcext:value-type="string">
            <text:p>(100,2.94642267143884)</text:p>
          </table:table-cell>
          <table:table-cell table:formula="of:=&quot;(&quot;&amp;[.A11]&amp;&quot;,&quot;&amp;[.F11]&amp;&quot;)&quot;" office:value-type="string" office:string-value="(100,16)" calcext:value-type="string">
            <text:p>(100,1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.7939677742379" calcext:value-type="float">
            <text:p>20.7939677742379</text:p>
          </table:table-cell>
          <table:table-cell office:value-type="float" office:value="6" calcext:value-type="float">
            <text:p>6</text:p>
          </table:table-cell>
          <table:table-cell table:formula="of:=&quot;(&quot;&amp;[.A12]&amp;&quot;,&quot;&amp;[.E12]&amp;&quot;)&quot;" office:value-type="string" office:string-value="(10,20.7939677742379)" calcext:value-type="string">
            <text:p>(10,20.7939677742379)</text:p>
          </table:table-cell>
          <table:table-cell table:formula="of:=&quot;(&quot;&amp;[.A12]&amp;&quot;,&quot;&amp;[.F12]&amp;&quot;)&quot;" office:value-type="string" office:string-value="(10,6)" calcext:value-type="string">
            <text:p>(10,6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.7719462396346" calcext:value-type="float">
            <text:p>15.7719462396346</text:p>
          </table:table-cell>
          <table:table-cell office:value-type="float" office:value="10" calcext:value-type="float">
            <text:p>10</text:p>
          </table:table-cell>
          <table:table-cell table:formula="of:=&quot;(&quot;&amp;[.A13]&amp;&quot;,&quot;&amp;[.E13]&amp;&quot;)&quot;" office:value-type="string" office:string-value="(20,15.7719462396346)" calcext:value-type="string">
            <text:p>(20,15.7719462396346)</text:p>
          </table:table-cell>
          <table:table-cell table:formula="of:=&quot;(&quot;&amp;[.A13]&amp;&quot;,&quot;&amp;[.F13]&amp;&quot;)&quot;" office:value-type="string" office:string-value="(20,10)" calcext:value-type="string">
            <text:p>(20,10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.1090745762175" calcext:value-type="float">
            <text:p>12.1090745762175</text:p>
          </table:table-cell>
          <table:table-cell office:value-type="float" office:value="11" calcext:value-type="float">
            <text:p>11</text:p>
          </table:table-cell>
          <table:table-cell table:formula="of:=&quot;(&quot;&amp;[.A14]&amp;&quot;,&quot;&amp;[.E14]&amp;&quot;)&quot;" office:value-type="string" office:string-value="(30,12.1090745762175)" calcext:value-type="string">
            <text:p>(30,12.1090745762175)</text:p>
          </table:table-cell>
          <table:table-cell table:formula="of:=&quot;(&quot;&amp;[.A14]&amp;&quot;,&quot;&amp;[.F14]&amp;&quot;)&quot;" office:value-type="string" office:string-value="(30,11)" calcext:value-type="string">
            <text:p>(30,1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.459172180169" calcext:value-type="float">
            <text:p>10.459172180169</text:p>
          </table:table-cell>
          <table:table-cell office:value-type="float" office:value="14" calcext:value-type="float">
            <text:p>14</text:p>
          </table:table-cell>
          <table:table-cell table:formula="of:=&quot;(&quot;&amp;[.A15]&amp;&quot;,&quot;&amp;[.E15]&amp;&quot;)&quot;" office:value-type="string" office:string-value="(40,10.459172180169)" calcext:value-type="string">
            <text:p>(40,10.459172180169)</text:p>
          </table:table-cell>
          <table:table-cell table:formula="of:=&quot;(&quot;&amp;[.A15]&amp;&quot;,&quot;&amp;[.F15]&amp;&quot;)&quot;" office:value-type="string" office:string-value="(40,14)" calcext:value-type="string">
            <text:p>(40,14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.75777136277276" calcext:value-type="float">
            <text:p>6.75777136277276</text:p>
          </table:table-cell>
          <table:table-cell office:value-type="float" office:value="18" calcext:value-type="float">
            <text:p>18</text:p>
          </table:table-cell>
          <table:table-cell table:formula="of:=&quot;(&quot;&amp;[.A16]&amp;&quot;,&quot;&amp;[.E16]&amp;&quot;)&quot;" office:value-type="string" office:string-value="(50,6.75777136277276)" calcext:value-type="string">
            <text:p>(50,6.75777136277276)</text:p>
          </table:table-cell>
          <table:table-cell table:formula="of:=&quot;(&quot;&amp;[.A16]&amp;&quot;,&quot;&amp;[.F16]&amp;&quot;)&quot;" office:value-type="string" office:string-value="(50,18)" calcext:value-type="string">
            <text:p>(50,18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.87356487503462" calcext:value-type="float">
            <text:p>5.87356487503462</text:p>
          </table:table-cell>
          <table:table-cell office:value-type="float" office:value="27" calcext:value-type="float">
            <text:p>27</text:p>
          </table:table-cell>
          <table:table-cell table:formula="of:=&quot;(&quot;&amp;[.A17]&amp;&quot;,&quot;&amp;[.E17]&amp;&quot;)&quot;" office:value-type="string" office:string-value="(60,5.87356487503462)" calcext:value-type="string">
            <text:p>(60,5.87356487503462)</text:p>
          </table:table-cell>
          <table:table-cell table:formula="of:=&quot;(&quot;&amp;[.A17]&amp;&quot;,&quot;&amp;[.F17]&amp;&quot;)&quot;" office:value-type="string" office:string-value="(60,27)" calcext:value-type="string">
            <text:p>(60,27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.46606345850943" calcext:value-type="float">
            <text:p>7.46606345850943</text:p>
          </table:table-cell>
          <table:table-cell office:value-type="float" office:value="25" calcext:value-type="float">
            <text:p>25</text:p>
          </table:table-cell>
          <table:table-cell table:formula="of:=&quot;(&quot;&amp;[.A18]&amp;&quot;,&quot;&amp;[.E18]&amp;&quot;)&quot;" office:value-type="string" office:string-value="(70,7.46606345850943)" calcext:value-type="string">
            <text:p>(70,7.46606345850943)</text:p>
          </table:table-cell>
          <table:table-cell table:formula="of:=&quot;(&quot;&amp;[.A18]&amp;&quot;,&quot;&amp;[.F18]&amp;&quot;)&quot;" office:value-type="string" office:string-value="(70,25)" calcext:value-type="string">
            <text:p>(70,25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.8278517840436" calcext:value-type="float">
            <text:p>2.8278517840436</text:p>
          </table:table-cell>
          <table:table-cell office:value-type="float" office:value="49" calcext:value-type="float">
            <text:p>49</text:p>
          </table:table-cell>
          <table:table-cell table:formula="of:=&quot;(&quot;&amp;[.A19]&amp;&quot;,&quot;&amp;[.E19]&amp;&quot;)&quot;" office:value-type="string" office:string-value="(80,2.8278517840436)" calcext:value-type="string">
            <text:p>(80,2.8278517840436)</text:p>
          </table:table-cell>
          <table:table-cell table:formula="of:=&quot;(&quot;&amp;[.A19]&amp;&quot;,&quot;&amp;[.F19]&amp;&quot;)&quot;" office:value-type="string" office:string-value="(80,49)" calcext:value-type="string">
            <text:p>(80,49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.02938051000513" calcext:value-type="float">
            <text:p>4.02938051000513</text:p>
          </table:table-cell>
          <table:table-cell office:value-type="float" office:value="35" calcext:value-type="float">
            <text:p>35</text:p>
          </table:table-cell>
          <table:table-cell table:formula="of:=&quot;(&quot;&amp;[.A20]&amp;&quot;,&quot;&amp;[.E20]&amp;&quot;)&quot;" office:value-type="string" office:string-value="(90,4.02938051000513)" calcext:value-type="string">
            <text:p>(90,4.02938051000513)</text:p>
          </table:table-cell>
          <table:table-cell table:formula="of:=&quot;(&quot;&amp;[.A20]&amp;&quot;,&quot;&amp;[.F20]&amp;&quot;)&quot;" office:value-type="string" office:string-value="(90,35)" calcext:value-type="string">
            <text:p>(90,35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.55368546693458" calcext:value-type="float">
            <text:p>2.55368546693458</text:p>
          </table:table-cell>
          <table:table-cell office:value-type="float" office:value="49" calcext:value-type="float">
            <text:p>49</text:p>
          </table:table-cell>
          <table:table-cell table:formula="of:=&quot;(&quot;&amp;[.A21]&amp;&quot;,&quot;&amp;[.E21]&amp;&quot;)&quot;" office:value-type="string" office:string-value="(100,2.55368546693458)" calcext:value-type="string">
            <text:p>(100,2.55368546693458)</text:p>
          </table:table-cell>
          <table:table-cell table:formula="of:=&quot;(&quot;&amp;[.A21]&amp;&quot;,&quot;&amp;[.F21]&amp;&quot;)&quot;" office:value-type="string" office:string-value="(100,49)" calcext:value-type="string">
            <text:p>(100,4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24.4724031317112" calcext:value-type="float">
            <text:p>24.4724031317112</text:p>
          </table:table-cell>
          <table:table-cell office:value-type="float" office:value="6" calcext:value-type="float">
            <text:p>6</text:p>
          </table:table-cell>
          <table:table-cell table:formula="of:=&quot;(&quot;&amp;[.A22]&amp;&quot;,&quot;&amp;[.E22]&amp;&quot;)&quot;" office:value-type="string" office:string-value="(10,24.4724031317112)" calcext:value-type="string">
            <text:p>(10,24.4724031317112)</text:p>
          </table:table-cell>
          <table:table-cell table:formula="of:=&quot;(&quot;&amp;[.A22]&amp;&quot;,&quot;&amp;[.F22]&amp;&quot;)&quot;" office:value-type="string" office:string-value="(10,6)" calcext:value-type="string">
            <text:p>(10,6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18.6706536290102" calcext:value-type="float">
            <text:p>18.6706536290102</text:p>
          </table:table-cell>
          <table:table-cell office:value-type="float" office:value="11" calcext:value-type="float">
            <text:p>11</text:p>
          </table:table-cell>
          <table:table-cell table:formula="of:=&quot;(&quot;&amp;[.A23]&amp;&quot;,&quot;&amp;[.E23]&amp;&quot;)&quot;" office:value-type="string" office:string-value="(20,18.6706536290102)" calcext:value-type="string">
            <text:p>(20,18.6706536290102)</text:p>
          </table:table-cell>
          <table:table-cell table:formula="of:=&quot;(&quot;&amp;[.A23]&amp;&quot;,&quot;&amp;[.F23]&amp;&quot;)&quot;" office:value-type="string" office:string-value="(20,11)" calcext:value-type="string">
            <text:p>(20,11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10.5719267598507" calcext:value-type="float">
            <text:p>10.5719267598507</text:p>
          </table:table-cell>
          <table:table-cell office:value-type="float" office:value="23" calcext:value-type="float">
            <text:p>23</text:p>
          </table:table-cell>
          <table:table-cell table:formula="of:=&quot;(&quot;&amp;[.A24]&amp;&quot;,&quot;&amp;[.E24]&amp;&quot;)&quot;" office:value-type="string" office:string-value="(30,10.5719267598507)" calcext:value-type="string">
            <text:p>(30,10.5719267598507)</text:p>
          </table:table-cell>
          <table:table-cell table:formula="of:=&quot;(&quot;&amp;[.A24]&amp;&quot;,&quot;&amp;[.F24]&amp;&quot;)&quot;" office:value-type="string" office:string-value="(30,23)" calcext:value-type="string">
            <text:p>(30,23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11.0527730797002" calcext:value-type="float">
            <text:p>11.0527730797002</text:p>
          </table:table-cell>
          <table:table-cell office:value-type="float" office:value="15" calcext:value-type="float">
            <text:p>15</text:p>
          </table:table-cell>
          <table:table-cell table:formula="of:=&quot;(&quot;&amp;[.A25]&amp;&quot;,&quot;&amp;[.E25]&amp;&quot;)&quot;" office:value-type="string" office:string-value="(40,11.0527730797002)" calcext:value-type="string">
            <text:p>(40,11.0527730797002)</text:p>
          </table:table-cell>
          <table:table-cell table:formula="of:=&quot;(&quot;&amp;[.A25]&amp;&quot;,&quot;&amp;[.F25]&amp;&quot;)&quot;" office:value-type="string" office:string-value="(40,15)" calcext:value-type="string">
            <text:p>(40,15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6.59623906431116" calcext:value-type="float">
            <text:p>6.59623906431116</text:p>
          </table:table-cell>
          <table:table-cell office:value-type="float" office:value="38" calcext:value-type="float">
            <text:p>38</text:p>
          </table:table-cell>
          <table:table-cell table:formula="of:=&quot;(&quot;&amp;[.A26]&amp;&quot;,&quot;&amp;[.E26]&amp;&quot;)&quot;" office:value-type="string" office:string-value="(50,6.59623906431116)" calcext:value-type="string">
            <text:p>(50,6.59623906431116)</text:p>
          </table:table-cell>
          <table:table-cell table:formula="of:=&quot;(&quot;&amp;[.A26]&amp;&quot;,&quot;&amp;[.F26]&amp;&quot;)&quot;" office:value-type="string" office:string-value="(50,38)" calcext:value-type="string">
            <text:p>(50,38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6.16342283639367" calcext:value-type="float">
            <text:p>6.16342283639367</text:p>
          </table:table-cell>
          <table:table-cell office:value-type="float" office:value="27" calcext:value-type="float">
            <text:p>27</text:p>
          </table:table-cell>
          <table:table-cell table:formula="of:=&quot;(&quot;&amp;[.A27]&amp;&quot;,&quot;&amp;[.E27]&amp;&quot;)&quot;" office:value-type="string" office:string-value="(60,6.16342283639367)" calcext:value-type="string">
            <text:p>(60,6.16342283639367)</text:p>
          </table:table-cell>
          <table:table-cell table:formula="of:=&quot;(&quot;&amp;[.A27]&amp;&quot;,&quot;&amp;[.F27]&amp;&quot;)&quot;" office:value-type="string" office:string-value="(60,27)" calcext:value-type="string">
            <text:p>(60,27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4.81262460308959" calcext:value-type="float">
            <text:p>4.81262460308959</text:p>
          </table:table-cell>
          <table:table-cell office:value-type="float" office:value="47" calcext:value-type="float">
            <text:p>47</text:p>
          </table:table-cell>
          <table:table-cell table:formula="of:=&quot;(&quot;&amp;[.A28]&amp;&quot;,&quot;&amp;[.E28]&amp;&quot;)&quot;" office:value-type="string" office:string-value="(70,4.81262460308959)" calcext:value-type="string">
            <text:p>(70,4.81262460308959)</text:p>
          </table:table-cell>
          <table:table-cell table:formula="of:=&quot;(&quot;&amp;[.A28]&amp;&quot;,&quot;&amp;[.F28]&amp;&quot;)&quot;" office:value-type="string" office:string-value="(70,47)" calcext:value-type="string">
            <text:p>(70,4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3.71429883873912" calcext:value-type="float">
            <text:p>3.71429883873912</text:p>
          </table:table-cell>
          <table:table-cell office:value-type="float" office:value="58" calcext:value-type="float">
            <text:p>58</text:p>
          </table:table-cell>
          <table:table-cell table:formula="of:=&quot;(&quot;&amp;[.A29]&amp;&quot;,&quot;&amp;[.E29]&amp;&quot;)&quot;" office:value-type="string" office:string-value="(80,3.71429883873912)" calcext:value-type="string">
            <text:p>(80,3.71429883873912)</text:p>
          </table:table-cell>
          <table:table-cell table:formula="of:=&quot;(&quot;&amp;[.A29]&amp;&quot;,&quot;&amp;[.F29]&amp;&quot;)&quot;" office:value-type="string" office:string-value="(80,58)" calcext:value-type="string">
            <text:p>(80,58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3.52748264755946" calcext:value-type="float">
            <text:p>3.52748264755946</text:p>
          </table:table-cell>
          <table:table-cell office:value-type="float" office:value="53" calcext:value-type="float">
            <text:p>53</text:p>
          </table:table-cell>
          <table:table-cell table:formula="of:=&quot;(&quot;&amp;[.A30]&amp;&quot;,&quot;&amp;[.E30]&amp;&quot;)&quot;" office:value-type="string" office:string-value="(90,3.52748264755946)" calcext:value-type="string">
            <text:p>(90,3.52748264755946)</text:p>
          </table:table-cell>
          <table:table-cell table:formula="of:=&quot;(&quot;&amp;[.A30]&amp;&quot;,&quot;&amp;[.F30]&amp;&quot;)&quot;" office:value-type="string" office:string-value="(90,53)" calcext:value-type="string">
            <text:p>(90,53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3.35242426128515" calcext:value-type="float">
            <text:p>3.35242426128515</text:p>
          </table:table-cell>
          <table:table-cell office:value-type="float" office:value="57" calcext:value-type="float">
            <text:p>57</text:p>
          </table:table-cell>
          <table:table-cell table:formula="of:=&quot;(&quot;&amp;[.A31]&amp;&quot;,&quot;&amp;[.E31]&amp;&quot;)&quot;" office:value-type="string" office:string-value="(100,3.35242426128515)" calcext:value-type="string">
            <text:p>(100,3.35242426128515)</text:p>
          </table:table-cell>
          <table:table-cell table:formula="of:=&quot;(&quot;&amp;[.A31]&amp;&quot;,&quot;&amp;[.F31]&amp;&quot;)&quot;" office:value-type="string" office:string-value="(100,57)" calcext:value-type="string">
            <text:p>(100,57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0aaa</text:p>
          </table:table-cell>
          <table:table-cell office:value-type="float" office:value="1.4363338931017" calcext:value-type="float">
            <text:p>1.4363338931017</text:p>
          </table:table-cell>
          <table:table-cell office:value-type="float" office:value="63" calcext:value-type="float">
            <text:p>63</text:p>
          </table:table-cell>
          <table:table-cell table:formula="of:=&quot;(&quot;&amp;[.A32]&amp;&quot;,&quot;&amp;[.E32]&amp;&quot;)&quot;" office:value-type="string" office:string-value="(60,1.4363338931017)" calcext:value-type="string">
            <text:p>(60,1.4363338931017)</text:p>
          </table:table-cell>
          <table:table-cell table:formula="of:=&quot;(&quot;&amp;[.A32]&amp;&quot;,&quot;&amp;[.F32]&amp;&quot;)&quot;" office:value-type="string" office:string-value="(60,63)" calcext:value-type="string">
            <text:p>(60,63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00aaaa</text:p>
          </table:table-cell>
          <table:table-cell office:value-type="float" office:value="2.25532970958734" calcext:value-type="float">
            <text:p>2.25532970958734</text:p>
          </table:table-cell>
          <table:table-cell office:value-type="float" office:value="86" calcext:value-type="float">
            <text:p>86</text:p>
          </table:table-cell>
          <table:table-cell table:formula="of:=&quot;(&quot;&amp;[.A33]&amp;&quot;,&quot;&amp;[.E33]&amp;&quot;)&quot;" office:value-type="string" office:string-value="(80,2.25532970958734)" calcext:value-type="string">
            <text:p>(80,2.25532970958734)</text:p>
          </table:table-cell>
          <table:table-cell table:formula="of:=&quot;(&quot;&amp;[.A33]&amp;&quot;,&quot;&amp;[.F33]&amp;&quot;)&quot;" office:value-type="string" office:string-value="(80,86)" calcext:value-type="string">
            <text:p>(80,86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00aaaa</text:p>
          </table:table-cell>
          <table:table-cell office:value-type="float" office:value="1.39945262690461" calcext:value-type="float">
            <text:p>1.39945262690461</text:p>
          </table:table-cell>
          <table:table-cell office:value-type="float" office:value="132" calcext:value-type="float">
            <text:p>132</text:p>
          </table:table-cell>
          <table:table-cell table:formula="of:=&quot;(&quot;&amp;[.A34]&amp;&quot;,&quot;&amp;[.E34]&amp;&quot;)&quot;" office:value-type="string" office:string-value="(90,1.39945262690461)" calcext:value-type="string">
            <text:p>(90,1.39945262690461)</text:p>
          </table:table-cell>
          <table:table-cell table:formula="of:=&quot;(&quot;&amp;[.A34]&amp;&quot;,&quot;&amp;[.F34]&amp;&quot;)&quot;" office:value-type="string" office:string-value="(90,132)" calcext:value-type="string">
            <text:p>(90,132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0aaa</text:p>
          </table:table-cell>
          <table:table-cell office:value-type="float" office:value="0.822069855348627" calcext:value-type="float">
            <text:p>0.822069855348627</text:p>
          </table:table-cell>
          <table:table-cell office:value-type="float" office:value="75" calcext:value-type="float">
            <text:p>75</text:p>
          </table:table-cell>
          <table:table-cell table:formula="of:=&quot;(&quot;&amp;[.A35]&amp;&quot;,&quot;&amp;[.E35]&amp;&quot;)&quot;" office:value-type="string" office:string-value="(100,0.822069855348627)" calcext:value-type="string">
            <text:p>(100,0.822069855348627)</text:p>
          </table:table-cell>
          <table:table-cell table:formula="of:=&quot;(&quot;&amp;[.A35]&amp;&quot;,&quot;&amp;[.F35]&amp;&quot;)&quot;" office:value-type="string" office:string-value="(100,75)" calcext:value-type="string">
            <text:p>(100,75)</text:p>
          </table:table-cell>
        </table:table-row>
      </table:table>
      <table:table table:name="Pivot Table_Sheet1_1" table:style-name="ta1"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7"/>
        <table:table-column table:style-name="co1" table:number-columns-repeated="2" table:default-cell-style-name="Pivot_20_Table_20_Value"/>
        <table:table-column table:style-name="co1" table:default-cell-style-name="ce23"/>
        <table:table-column table:style-name="co1" table:number-columns-repeated="3" table:default-cell-style-name="ce17"/>
        <table:table-column table:style-name="co1" table:number-columns-repeated="3" table:default-cell-style-name="Pivot_20_Table_20_Value"/>
        <table:table-column table:style-name="co1" table:default-cell-style-name="ce29"/>
        <table:table-column table:style-name="co1" table:default-cell-style-name="ce36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frames</text:p>
          </table:table-cell>
          <table:table-cell table:style-name="ce20" table:number-columns-repeated="11"/>
          <table:table-cell table:style-name="ce32"/>
        </table:table-row>
        <table:table-row table:style-name="ro1">
          <table:table-cell table:style-name="ce2"/>
          <table:table-cell table:style-name="ce8" office:value-type="string" calcext:value-type="string">
            <text:p>Sum - avg</text:p>
          </table:table-cell>
          <table:table-cell table:style-name="ce14" table:number-columns-repeated="5"/>
          <table:table-cell table:style-name="ce14" office:value-type="string" calcext:value-type="string">
            <text:p>Sum - collisions</text:p>
          </table:table-cell>
          <table:table-cell table:style-name="ce14" table:number-columns-repeated="5"/>
          <table:table-cell table:style-name="ce26" office:value-type="string" calcext:value-type="string">
            <text:p>Total Sum - avg</text:p>
          </table:table-cell>
          <table:table-cell table:style-name="ce33" office:value-type="string" calcext:value-type="string">
            <text:p>Total Sum - collisions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float" office:value="500" calcext:value-type="float">
            <text:p>5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string" calcext:value-type="string">
            <text:p>1000aaa</text:p>
          </table:table-cell>
          <table:table-cell table:style-name="ce15" office:value-type="string" calcext:value-type="string">
            <text:p>1500aaaa</text:p>
          </table:table-cell>
          <table:table-cell table:style-name="ce15" office:value-type="string" calcext:value-type="string">
            <text:p>(empty)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string" calcext:value-type="string">
            <text:p>1000aaa</text:p>
          </table:table-cell>
          <table:table-cell table:style-name="ce15" office:value-type="string" calcext:value-type="string">
            <text:p>1500aaaa</text:p>
          </table:table-cell>
          <table:table-cell table:style-name="ce15" office:value-type="string" calcext:value-type="string">
            <text:p>(empty)</text:p>
          </table:table-cell>
          <table:table-cell table:style-name="ce27"/>
          <table:table-cell table:style-name="ce3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80.2307614867876" calcext:value-type="float">
            <text:p>80.2307614867876</text:p>
          </table:table-cell>
          <table:table-cell table:style-name="ce16" office:value-type="float" office:value="20.7939677742379" calcext:value-type="float">
            <text:p>20.7939677742379</text:p>
          </table:table-cell>
          <table:table-cell table:style-name="ce16" office:value-type="float" office:value="24.4724031317112" calcext:value-type="float">
            <text:p>24.4724031317112</text:p>
          </table:table-cell>
          <table:table-cell table:style-name="ce21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style-name="ce28" office:value-type="float" office:value="125.497132392737" calcext:value-type="float">
            <text:p>125.497132392737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855115050347" calcext:value-type="float">
            <text:p>12.4855115050347</text:p>
          </table:table-cell>
          <table:table-cell office:value-type="float" office:value="15.7719462396346" calcext:value-type="float">
            <text:p>15.7719462396346</text:p>
          </table:table-cell>
          <table:table-cell office:value-type="float" office:value="18.6706536290102" calcext:value-type="float">
            <text:p>18.6706536290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6.9281113736796" calcext:value-type="float">
            <text:p>46.92811137367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3271684335507" calcext:value-type="float">
            <text:p>13.3271684335507</text:p>
          </table:table-cell>
          <table:table-cell office:value-type="float" office:value="12.1090745762175" calcext:value-type="float">
            <text:p>12.1090745762175</text:p>
          </table:table-cell>
          <table:table-cell office:value-type="float" office:value="10.5719267598507" calcext:value-type="float">
            <text:p>10.57192675985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6.0081697696189" calcext:value-type="float">
            <text:p>36.00816976961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187389301808" calcext:value-type="float">
            <text:p>15.3187389301808</text:p>
          </table:table-cell>
          <table:table-cell office:value-type="float" office:value="10.459172180169" calcext:value-type="float">
            <text:p>10.459172180169</text:p>
          </table:table-cell>
          <table:table-cell office:value-type="float" office:value="11.0527730797002" calcext:value-type="float">
            <text:p>11.0527730797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6.83068419005" calcext:value-type="float">
            <text:p>36.83068419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7939606961693" calcext:value-type="float">
            <text:p>5.17939606961693</text:p>
          </table:table-cell>
          <table:table-cell office:value-type="float" office:value="6.75777136277276" calcext:value-type="float">
            <text:p>6.75777136277276</text:p>
          </table:table-cell>
          <table:table-cell office:value-type="float" office:value="6.59623906431116" calcext:value-type="float">
            <text:p>6.596239064311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.5334064967009" calcext:value-type="float">
            <text:p>18.53340649670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77245146911994" calcext:value-type="float">
            <text:p>4.77245146911994</text:p>
          </table:table-cell>
          <table:table-cell office:value-type="float" office:value="5.87356487503462" calcext:value-type="float">
            <text:p>5.87356487503462</text:p>
          </table:table-cell>
          <table:table-cell office:value-type="float" office:value="6.16342283639367" calcext:value-type="float">
            <text:p>6.16342283639367</text:p>
          </table:table-cell>
          <table:table-cell table:style-name="ce17" office:value-type="float" office:value="1.4363338931017" calcext:value-type="float">
            <text:p>1.43633389310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/>
          <table:table-cell office:value-type="float" office:value="18.2457730736499" calcext:value-type="float">
            <text:p>18.24577307364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46422829646755" calcext:value-type="float">
            <text:p>8.46422829646755</text:p>
          </table:table-cell>
          <table:table-cell office:value-type="float" office:value="7.46606345850943" calcext:value-type="float">
            <text:p>7.46606345850943</text:p>
          </table:table-cell>
          <table:table-cell office:value-type="float" office:value="4.81262460308959" calcext:value-type="float">
            <text:p>4.812624603089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0.7429163580666" calcext:value-type="float">
            <text:p>20.742916358066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2567600345608" calcext:value-type="float">
            <text:p>4.82567600345608</text:p>
          </table:table-cell>
          <table:table-cell office:value-type="float" office:value="2.8278517840436" calcext:value-type="float">
            <text:p>2.8278517840436</text:p>
          </table:table-cell>
          <table:table-cell office:value-type="float" office:value="3.71429883873912" calcext:value-type="float">
            <text:p>3.71429883873912</text:p>
          </table:table-cell>
          <table:table-cell/>
          <table:table-cell table:style-name="ce17" office:value-type="float" office:value="2.25532970958734" calcext:value-type="float">
            <text:p>2.255329709587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7" office:value-type="float" office:value="86" calcext:value-type="float">
            <text:p>86</text:p>
          </table:table-cell>
          <table:table-cell/>
          <table:table-cell office:value-type="float" office:value="13.6231563358261" calcext:value-type="float">
            <text:p>13.62315633582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62268538953038" calcext:value-type="float">
            <text:p>2.62268538953038</text:p>
          </table:table-cell>
          <table:table-cell office:value-type="float" office:value="4.02938051000513" calcext:value-type="float">
            <text:p>4.02938051000513</text:p>
          </table:table-cell>
          <table:table-cell office:value-type="float" office:value="3.52748264755946" calcext:value-type="float">
            <text:p>3.52748264755946</text:p>
          </table:table-cell>
          <table:table-cell/>
          <table:table-cell table:style-name="ce17" office:value-type="float" office:value="1.39945262690461" calcext:value-type="float">
            <text:p>1.39945262690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7" office:value-type="float" office:value="132" calcext:value-type="float">
            <text:p>132</text:p>
          </table:table-cell>
          <table:table-cell/>
          <table:table-cell office:value-type="float" office:value="11.5790011739996" calcext:value-type="float">
            <text:p>11.57900117399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22069855348627" calcext:value-type="float">
            <text:p>0.822069855348627</text:p>
          </table:table-cell>
          <table:table-cell office:value-type="float" office:value="2.55368546693458" calcext:value-type="float">
            <text:p>2.55368546693458</text:p>
          </table:table-cell>
          <table:table-cell office:value-type="float" office:value="3.35242426128515" calcext:value-type="float">
            <text:p>3.3524242612851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.72817958356835" calcext:value-type="float">
            <text:p>6.728179583568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12"/>
          <table:table-cell table:style-name="ce18" table:number-columns-repeated="4"/>
          <table:table-cell table:style-name="ce24"/>
          <table:table-cell table:style-name="Pivot_20_Table_20_Value" table:number-columns-repeated="3"/>
          <table:table-cell table:number-columns-repeated="3"/>
          <table:table-cell table:style-name="ce30"/>
          <table:table-cell table:style-name="ce37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148.048687439093" calcext:value-type="float">
            <text:p>148.048687439093</text:p>
          </table:table-cell>
          <table:table-cell table:style-name="ce19" office:value-type="float" office:value="88.6424782275592" calcext:value-type="float">
            <text:p>88.6424782275592</text:p>
          </table:table-cell>
          <table:table-cell table:style-name="ce19" office:value-type="float" office:value="92.9342488516505" calcext:value-type="float">
            <text:p>92.9342488516505</text:p>
          </table:table-cell>
          <table:table-cell table:style-name="ce19" office:value-type="float" office:value="1.4363338931017" calcext:value-type="float">
            <text:p>1.4363338931017</text:p>
          </table:table-cell>
          <table:table-cell table:style-name="ce19" office:value-type="float" office:value="3.65478233649195" calcext:value-type="float">
            <text:p>3.65478233649195</text:p>
          </table:table-cell>
          <table:table-cell table:style-name="ce25"/>
          <table:table-cell table:style-name="ce13" office:value-type="float" office:value="156" calcext:value-type="float">
            <text:p>156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18" calcext:value-type="float">
            <text:p>218</text:p>
          </table:table-cell>
          <table:table-cell table:style-name="ce25"/>
          <table:table-cell table:style-name="ce31" office:value-type="float" office:value="334.716530747897" calcext:value-type="float">
            <text:p>334.716530747897</text:p>
          </table:table-cell>
          <table:table-cell table:style-name="ce38" office:value-type="float" office:value="1016" calcext:value-type="float">
            <text:p>1016</text:p>
          </table:table-cell>
        </table:table-row>
      </table:table>
      <table:named-expressions/>
      <table:database-ranges>
        <table:database-range table:name="__Anonymous_Sheet_DB__0" table:target-range-address="Sheet1.A1:Sheet1.F35" table:display-filter-buttons="true">
          <table:sort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O15" table:buttons="'Pivot Table_Sheet1_1'.A3 'Pivot Table_Sheet1_1'.B1 'Pivot Table_Sheet1_1'.C1" table:show-filter-button="false" table:drill-down-on-double-click="false">
          <table:source-cell-range table:cell-range-address="Sheet1.A1:Sheet1.F8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rames" table:orientation="column" table:used-hierarchy="0" table:function="auto">
            <table:data-pilot-level table:show-empty="false" calcext:repeat-item-labels="false">
              <table:data-pilot-members>
                <table:data-pilot-member table:name="500" table:display="true" table:show-details="true"/>
                <table:data-pilot-member table:name="1000" table:display="true" table:show-details="true"/>
                <table:data-pilot-member table:name="1500" table:display="true" table:show-details="true"/>
                <table:data-pilot-member table:name="1500aaa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sum">
            <table:data-pilot-level table:show-empty="false" calcext:repeat-item-labels="false">
              <table:data-pilot-members>
                <table:data-pilot-member table:name="0.822069855348627" table:display="true" table:show-details="true"/>
                <table:data-pilot-member table:name="1.39945262690461" table:display="true" table:show-details="true"/>
                <table:data-pilot-member table:name="1.4363338931017" table:display="true" table:show-details="true"/>
                <table:data-pilot-member table:name="2.25532970958734" table:display="true" table:show-details="true"/>
                <table:data-pilot-member table:name="2.55368546693458" table:display="true" table:show-details="true"/>
                <table:data-pilot-member table:name="2.62268538953038" table:display="true" table:show-details="true"/>
                <table:data-pilot-member table:name="2.8278517840436" table:display="true" table:show-details="true"/>
                <table:data-pilot-member table:name="3.35242426128515" table:display="true" table:show-details="true"/>
                <table:data-pilot-member table:name="3.52748264755946" table:display="true" table:show-details="true"/>
                <table:data-pilot-member table:name="3.71429883873912" table:display="true" table:show-details="true"/>
                <table:data-pilot-member table:name="4.02938051000513" table:display="true" table:show-details="true"/>
                <table:data-pilot-member table:name="4.77245146911994" table:display="true" table:show-details="true"/>
                <table:data-pilot-member table:name="4.81262460308959" table:display="true" table:show-details="true"/>
                <table:data-pilot-member table:name="4.82567600345608" table:display="true" table:show-details="true"/>
                <table:data-pilot-member table:name="5.17939606961693" table:display="true" table:show-details="true"/>
                <table:data-pilot-member table:name="6.16342283639367" table:display="true" table:show-details="true"/>
                <table:data-pilot-member table:name="6.59623906431116" table:display="true" table:show-details="true"/>
                <table:data-pilot-member table:name="6.75777136277276" table:display="true" table:show-details="true"/>
                <table:data-pilot-member table:name="7.46606345850943" table:display="true" table:show-details="true"/>
                <table:data-pilot-member table:name="8.46422829646755" table:display="true" table:show-details="true"/>
                <table:data-pilot-member table:name="10.459172180169" table:display="true" table:show-details="true"/>
                <table:data-pilot-member table:name="10.5719267598507" table:display="true" table:show-details="true"/>
                <table:data-pilot-member table:name="11.0527730797002" table:display="true" table:show-details="true"/>
                <table:data-pilot-member table:name="12.1090745762175" table:display="true" table:show-details="true"/>
                <table:data-pilot-member table:name="12.4855115050347" table:display="true" table:show-details="true"/>
                <table:data-pilot-member table:name="13.3271684335507" table:display="true" table:show-details="true"/>
                <table:data-pilot-member table:name="15.3187389301808" table:display="true" table:show-details="true"/>
                <table:data-pilot-member table:name="15.7719462396346" table:display="true" table:show-details="true"/>
                <table:data-pilot-member table:name="18.6706536290102" table:display="true" table:show-details="true"/>
                <table:data-pilot-member table:name="20.7939677742379" table:display="true" table:show-details="true"/>
                <table:data-pilot-member table:name="24.4724031317112" table:display="true" table:show-details="true"/>
                <table:data-pilot-member table:name="80.230761486787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lision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3" table:display="true" table:show-details="true"/>
                <table:data-pilot-member table:name="75" table:display="true" table:show-details="true"/>
                <table:data-pilot-member table:name="86" table:display="true" table:show-details="true"/>
                <table:data-pilot-member table:name="13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3:26:17.985619105</meta:creation-date>
    <dc:date>2020-08-26T14:57:39.676314819</dc:date>
    <meta:editing-duration>PT30M8S</meta:editing-duration>
    <meta:editing-cycles>1</meta:editing-cycles>
    <meta:document-statistic meta:table-count="2" meta:cell-count="407" meta:object-count="0"/>
    <meta:generator>LibreOffice/6.4.4.2$Linux_X86_64 LibreOffice_project/40$Build-2</meta:generator>
  </office:meta>
</office:document-meta>
</file>